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879fc" officeooo:paragraph-rsid="000879fc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8d8b2" officeooo:paragraph-rsid="0008d8b2"/>
    </style:style>
    <style:style style:name="P3" style:family="paragraph" style:parent-style-name="Standard">
      <style:paragraph-properties fo:text-align="center" style:justify-single-word="false"/>
      <style:text-properties officeooo:paragraph-rsid="000879fc"/>
    </style:style>
    <style:style style:name="P4" style:family="paragraph" style:parent-style-name="Standard">
      <style:paragraph-properties fo:text-align="justify" style:justify-single-word="false"/>
      <style:text-properties officeooo:paragraph-rsid="0009a946"/>
    </style:style>
    <style:style style:name="P5" style:family="paragraph" style:parent-style-name="Standard">
      <style:paragraph-properties fo:text-align="justify" style:justify-single-word="false"/>
      <style:text-properties officeooo:paragraph-rsid="000e8cf5"/>
    </style:style>
    <style:style style:name="P6" style:family="paragraph">
      <loext:graphic-properties draw:fill="none" draw:fill-color="#ffffff"/>
    </style:style>
    <style:style style:name="T1" style:family="text">
      <style:text-properties fo:language="en" fo:country="US" officeooo:rsid="0008d8b2"/>
    </style:style>
    <style:style style:name="T2" style:family="text">
      <style:text-properties fo:language="en" fo:country="US" officeooo:rsid="000879fc"/>
    </style:style>
    <style:style style:name="T3" style:family="text">
      <style:text-properties fo:language="en" fo:country="US" officeooo:rsid="0009a946"/>
    </style:style>
    <style:style style:name="T4" style:family="text">
      <style:text-properties fo:language="en" fo:country="US" officeooo:rsid="000ad21d"/>
    </style:style>
    <style:style style:name="T5" style:family="text">
      <style:text-properties fo:language="en" fo:country="US" officeooo:rsid="000f0ca4"/>
    </style:style>
    <style:style style:name="T6" style:family="text">
      <style:text-properties fo:language="en" fo:country="US" officeooo:rsid="000e8cf5"/>
    </style:style>
    <style:style style:name="T7" style:family="text">
      <style:text-properties fo:language="en" fo:country="US" officeooo:rsid="0010e538"/>
    </style:style>
    <style:style style:name="T8" style:family="text">
      <style:text-properties fo:language="en" fo:country="US" officeooo:rsid="00110e7f"/>
    </style:style>
    <style:style style:name="T9" style:family="text">
      <style:text-properties fo:language="en" fo:country="US" officeooo:rsid="00128efc"/>
    </style:style>
    <style:style style:name="gr1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Shape1" draw:style-name="gr1" draw:text-style-name="P6" svg:width="1.925cm" svg:height="1.059cm" svg:x="15.113cm" svg:y="-0.048cm"><draw:text-box><text:p>S1-A1</text:p><text:p>2021/2022</text:p></draw:text-box></draw:frame>Basquins Nicolas</text:p>
      <text:p text:style-name="P2">Kohler Jarod</text:p>
      <text:p text:style-name="P1"/>
      <text:p text:style-name="P3"><text:span text:style-name="T1">Report</text:span><text:span text:style-name="T2"> SAE 102</text:span></text:p>
      <text:p text:style-name="P1"/>
      <text:p text:style-name="P1"/>
      <text:p text:style-name="P4"><text:span text:style-name="T3">We have three AI, the naive one, </text:span><text:span text:style-name="T4">the random and finally the master-brain.</text:span></text:p>
      <text:p text:style-name="P4"><text:span text:style-name="T4"/></text:p>
      <text:p text:style-name="P5"><text:span text:style-name="T4">T</text:span><text:span text:style-name="T6">he naive, like says </text:span><text:span text:style-name="T5">it’s</text:span><text:span text:style-name="T6"> name, is naive, </text:span><text:span text:style-name="T7">that mean that it place the token on the first box he can place on. </text:span><text:span text:style-name="T8">To do that, it read the table, </text:span><text:span text:style-name="T9">and when the value of the box is empty, it place the tok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5:08:50.568192381</meta:creation-date>
    <dc:date>2022-01-06T16:41:06.075424345</dc:date>
    <meta:editing-duration>PT1H1M37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63" meta:character-count="315" meta:non-whitespace-character-count="257"/>
  </office:meta>
</office:document-meta>
</file>